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n a vibrant future where traditional sports have faded, a groundbreaking movement emerged to revolutionize athletic competition through the power of mathematics. This initiative gave birth to NumeraLeague, a captivating football game that intertwines the thrill of sport with the excitement of solving math problems.</text:p>
      <text:p text:style-name="Normal"/>
      <text:p text:style-name="Normal">In the world of Numeria, mathematics is not just a subject—it's a way of life. The landscape is adorned with striking geometric structures, fields that shimmer like calculator screens, and numbers that float through the air, creating an immersive environment. Here, the once-abstract world of math becomes a colourful playground where every player must harness their numerical skills to succeed on the pitch.</text:p>
      <text:p text:style-name="Normal"/>
      <text:p text:style-name="Normal">The citizens of Numeria, known as Numerians, have embraced math as a vital part of their culture. Schools have transformed into hubs of innovation, where students learn through play, combining critical thinking with physical activity. Football has evolved into a thrilling spectacle where intellect and athleticism collide, inspired by the legendary mathematicians and athletes of history.</text:p>
      <text:p text:style-name="Normal"/>
      <text:p text:style-name="Normal">NumeraLeague's leagues are themed around mathematical concepts, from the foundational principles of Algebra to the complexities of Calculus. Each division not only tests players’ football skills but also challenges their mathematical prowess. As players advance through the ranks, they gain access to prestigious tournaments held in awe-inspiring stadiums that dynamically reflect mathematical themes.</text:p>
      <text:p text:style-name="Normal"/>
      <text:p text:style-name="Normal">In Solo Mode, players assume the role of a team manager, building a squad of aspiring Numerians. As they progress through various challenges, they uncover the rich history of the game and the stories of its legendary figures. Along the way, players encounter rival teams that embody different mathematical philosophies, each presenting unique strengths and strategies.</text:p>
      <text:p text:style-name="Normal"/>
      <text:p text:style-name="Normal">In NumeraLeague, every match is a blend of wit and skill, promoting collaboration, strategy, and perseverance. The ultimate goal transcends winning the league; it’s about fostering a love for mathematics that resonates beyond the game itself. Players learn to view math not as a daunting subject, but as a powerful tool that opens doors to endless possibilities.</text:p>
      <text:p text:style-name="Normal"/>
      <text:p text:style-name="Normal">As the world of NumeraLeague continues to evolve, it invites players of all ages to join the adventure, seamlessly blending education and entertainment. The journey through this mathematical realm promises excitement, laughter, and a newfound appreciation for the beauty of numb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meta:initial-creator>
    <dc:creator>Luke Brighton</dc:creator>
    <meta:creation-date>2025-06-11T14:02:00Z</meta:creation-date>
    <dc:date>2025-06-11T14:02:00Z</dc:date>
    <meta:template xlink:href="Normal" xlink:type="simple"/>
    <meta:editing-cycles>2</meta:editing-cycles>
    <meta:editing-duration>PT60S</meta:editing-duration>
    <meta:document-statistic meta:page-count="1" meta:paragraph-count="5" meta:word-count="378" meta:character-count="2534" meta:row-count="18" meta:non-whitespace-character-count="2161"/>
  </office:meta>
</office:document-meta>
</file>